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29pt"/>
    </style:style>
    <style:style style:name="co3" style:family="table-column">
      <style:table-column-properties fo:break-before="auto" style:column-width="144.99pt"/>
    </style:style>
    <style:style style:name="co4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14</text:p>
          </table:table-cell>
          <table:table-cell office:value-type="string" calcext:value-type="string">
            <text:p>dis17</text:p>
          </table:table-cell>
          <table:table-cell office:value-type="string" calcext:value-type="string">
            <text:p>cobertur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pty14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tillo</text:p>
          </table:table-cell>
          <table:table-cell office:value-type="string" calcext:value-type="string">
            <text:p>Javier Díaz Gonzá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errota</text:p>
          </table:table-cell>
          <table:table-cell table:style-name="ce5" office:value-type="percentage" office:value="-0.12" calcext:value-type="percentage">
            <text:p>-1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mos arizpe parras </text:p>
          </table:table-cell>
          <table:table-cell office:value-type="string" calcext:value-type="string">
            <text:p>Lilia Isabel Gutiérrez Burc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electa</text:p>
          </table:table-cell>
          <table:table-cell table:style-name="ce5" office:value-type="percentage" office:value="0.14" calcext:value-type="percentage">
            <text:p>14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Georgina Cano Torr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errota</text:p>
          </table:table-cell>
          <table:table-cell table:style-name="ce5" office:value-type="percentage" office:value="-0.17" calcext:value-type="percentage">
            <text:p>-1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Ana Isabel Durán Pi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electa</text:p>
          </table:table-cell>
          <table:table-cell table:style-name="ce5" office:value-type="percentage" office:value="0.03" calcext:value-type="percentage">
            <text:p>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iedras negras</text:p>
          </table:table-cell>
          <table:table-cell office:value-type="string" calcext:value-type="string">
            <text:p>Sonia Villarreal Pé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electa</text:p>
          </table:table-cell>
          <table:table-cell table:style-name="ce5" office:value-type="percentage" office:value="0.12" calcext:value-type="percentage">
            <text:p>12%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table:number-columns-repeated="2" office:value-type="string" calcext:value-type="string">
            <text:p>piedras negras</text:p>
          </table:table-cell>
          <table:table-cell office:value-type="string" calcext:value-type="string">
            <text:p>Lariza Montiel Lu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errota</text:p>
          </table:table-cell>
          <table:table-cell table:style-name="ce5" office:value-type="percentage" office:value="-0.12" calcext:value-type="percentage">
            <text:p>-12%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frontera</text:p>
          </table:table-cell>
          <table:table-cell/>
          <table:table-cell office:value-type="string" calcext:value-type="string">
            <text:p>José Armando Pruneda Val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derrota</text:p>
          </table:table-cell>
          <table:table-cell table:style-name="ce5" office:value-type="percentage" office:value="-0.08" calcext:value-type="percentage">
            <text:p>-8%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matamoros</text:p>
          </table:table-cell>
          <table:table-cell/>
          <table:table-cell office:value-type="string" calcext:value-type="string">
            <text:p>Leonel Contreras Páman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derrota</text:p>
          </table:table-cell>
          <table:table-cell table:style-name="ce5" office:value-type="percentage" office:value="-0.07" calcext:value-type="percentage">
            <text:p>-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ontera</text:p>
          </table:table-cell>
          <table:table-cell/>
          <table:table-cell office:value-type="string" calcext:value-type="string">
            <text:p>Lencho Sill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electa</text:p>
          </table:table-cell>
          <table:table-cell table:style-name="ce5" office:value-type="percentage" office:value="0.08" calcext:value-type="percentage">
            <text:p>8%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Fuentes: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http://www.elfinanciero.com.mx/nacional/arranca-registro-de-candidatos-en-coahuila.html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Actas del IEC (la primera de la pagina) http://www.iec.org.mx/v1/archivos/actas/2017//1.-%20Acta%20de%20la%20Sesión%20%20Extraordinaria%20de%20fecha%2015%20de%20enero%202017.PDF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" office:value-type="string" calcext:value-type="string">
            <text:p><text:a xlink:href="http://www.milenio.com/politica/elecciones_coahuila_2017-pan_coahuila-candidatos_a_diputacion-iec_torreon_0_926307396.html" xlink:type="simple">http://www.milenio.com/politica/elecciones_coahuila_2017-pan_coahuila-candidatos_a_diputacion-iec_torreon_0_926307396.html</text:a>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" office:value-type="string" calcext:value-type="string">
            <text:p><text:a xlink:href="http://www.eldiariodecoahuila.com.mx/locales/2017/2/15/tiene-candidatos-634915.html" xlink:type="simple">http://www.eldiariodecoahuila.com.mx/locales/2017/2/15/tiene-candidatos-634915.html</text:a>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" office:value-type="string" calcext:value-type="string">
            <text:p><text:a xlink:href="http://elheraldodesaltillo.mx/2017/03/24/se-registran-candidatos-del-pri-a-diputados-y-a-alcaldes-en-la-laguna/" xlink:type="simple">http://elheraldodesaltillo.mx/2017/03/24/se-registran-candidatos-del-pri-a-diputados-y-a-alcaldes-en-la-laguna/</text:a>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4" office:value-type="string" calcext:value-type="string">
            <text:p>http://www.zocalo.com.mx/opinion/opi-interna/ya-hay-candidatos-para-piedras-negras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07:02:34.706661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43:37.582736638</meta:creation-date>
    <dc:date>2017-10-07T07:03:30.415063584</dc:date>
    <meta:editing-duration>PT1H40M8S</meta:editing-duration>
    <meta:editing-cycles>12</meta:editing-cycles>
    <meta:generator>LibreOffice/5.1.6.2$Linux_X86_64 LibreOffice_project/10m0$Build-2</meta:generator>
    <meta:document-statistic meta:table-count="1" meta:cell-count="74" meta:object-count="0"/>
  </office:meta>
</office:document-meta>
</file>